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4.233cm" table:align="left" style:writing-mode="lr-tb"/>
    </style:style>
    <style:style style:name="Tabelle2.A" style:family="table-column">
      <style:table-column-properties style:column-width="2.164cm"/>
    </style:style>
    <style:style style:name="Tabelle2.B" style:family="table-column">
      <style:table-column-properties style:column-width="2.069cm"/>
    </style:style>
    <style:style style:name="Tabelle2.A1" style:family="table-cell">
      <style:table-cell-properties fo:background-color="#e6e6e6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none" fo:border-right="0.002cm solid #000000" fo:border-top="none" fo:border-bottom="0.002cm solid #000000"/>
    </style:style>
    <style:style style:name="Tabelle1" style:family="table">
      <style:table-properties style:width="16.002cm" table:align="margins" style:writing-mode="lr-tb"/>
    </style:style>
    <style:style style:name="Tabelle1.A" style:family="table-column">
      <style:table-column-properties style:column-width="4.001cm" style:rel-column-width="16383*"/>
    </style:style>
    <style:style style:name="Tabelle1.B" style:family="table-column">
      <style:table-column-properties style:column-width="2.517cm" style:rel-column-width="10308*"/>
    </style:style>
    <style:style style:name="Tabelle1.C" style:family="table-column">
      <style:table-column-properties style:column-width="5.244cm" style:rel-column-width="21476*"/>
    </style:style>
    <style:style style:name="Tabelle1.D" style:family="table-column">
      <style:table-column-properties style:column-width="4.24cm" style:rel-column-width="17368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#e6e6e6" fo:padding="0.097cm" fo:border="0.002cm solid #000000">
        <style:background-image/>
      </style:table-cell-properties>
    </style:style>
    <style:style style:name="Tabelle1.2" style:family="table-row">
      <style:table-row-properties style:min-row-height="1.289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7" style:family="table-row">
      <style:table-row-properties style:min-row-height="1.341cm"/>
    </style:style>
    <style:style style:name="Tabelle1.8" style:family="table-row">
      <style:table-row-properties style:min-row-height="1.298cm"/>
    </style:style>
    <style:style style:name="P1" style:family="paragraph" style:parent-style-name="Footer">
      <style:paragraph-properties fo:text-align="end" style:justify-single-word="false">
        <style:tab-stops>
          <style:tab-stop style:position="16.933cm" style:type="right"/>
        </style:tab-stops>
      </style:paragraph-properties>
      <style:text-properties style:text-position="0% 100%"/>
    </style:style>
    <style:style style:name="P2" style:family="paragraph" style:parent-style-name="Standard">
      <style:text-properties style:font-name="Arial" fo:font-size="12pt" style:font-size-asian="10.5pt" style:font-size-complex="12pt"/>
    </style:style>
    <style:style style:name="P3" style:family="paragraph" style:parent-style-name="Standard">
      <style:text-properties style:font-name="Arial" fo:font-size="16.1000003814697pt" style:font-size-asian="16.1000003814697pt" style:font-size-complex="16.1000003814697pt"/>
    </style:style>
    <style:style style:name="P4" style:family="paragraph" style:parent-style-name="Standard">
      <style:text-properties style:font-name="Monospace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Monospace" fo:font-size="12pt" fo:font-weight="bold" style:font-size-asian="12pt" style:language-asian="zxx" style:country-asian="none" style:font-weight-asian="bold" style:font-size-complex="12pt" style:font-weight-complex="bold"/>
    </style:style>
    <style:style style:name="P7" style:family="paragraph" style:parent-style-name="ohne_20_Titel">
      <style:paragraph-properties fo:margin-left="0cm" fo:margin-right="0cm" fo:text-indent="0cm" style:auto-text-indent="false"/>
      <style:text-properties style:font-name="Arial" fo:font-size="26pt" fo:font-weight="bold" style:font-size-asian="26pt" style:language-asian="zxx" style:country-asian="none" style:font-weight-asian="bold" style:font-size-complex="26pt" style:font-weight-complex="bold"/>
    </style:style>
    <style:style style:name="P8" style:family="paragraph" style:parent-style-name="ohne_20_Titel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0.5pt" style:language-asian="zxx" style:country-asian="none" style:font-weight-asian="bold" style:font-size-complex="12pt" style:font-weight-complex="bold"/>
    </style:style>
    <style:style style:name="P9" style:family="paragraph" style:parent-style-name="ohne_20_Titel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size-asian="10.5pt" style:language-asian="zxx" style:country-asian="none" style:font-weight-asian="normal" style:font-size-complex="12pt" style:font-weight-complex="normal"/>
    </style:style>
    <style:style style:name="P10" style:family="paragraph" style:parent-style-name="ohne_20_Titel">
      <style:paragraph-properties fo:margin-left="0cm" fo:margin-right="0cm" fo:text-align="start" style:justify-single-word="false" fo:text-indent="0cm" style:auto-text-indent="false"/>
      <style:text-properties style:font-name="Arial" fo:font-size="16.1000003814697pt" style:font-size-asian="16.1000003814697pt" style:font-size-complex="16.1000003814697pt"/>
    </style:style>
    <style:style style:name="P11" style:family="paragraph" style:parent-style-name="Table_20_Contents">
      <style:text-properties style:font-name="Monospace"/>
    </style:style>
    <style:style style:name="P12" style:family="paragraph" style:parent-style-name="Table_20_Contents">
      <style:paragraph-properties fo:text-align="start" style:justify-single-word="false"/>
      <style:text-properties style:font-name="Monospace"/>
    </style:style>
    <style:style style:name="P13" style:family="paragraph" style:parent-style-name="Text_20_body">
      <style:text-properties fo:font-variant="normal" fo:text-transform="none" style:use-window-font-color="true" style:font-name="Arial" fo:letter-spacing="normal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variant="normal" fo:text-transform="none" style:use-window-font-color="true" style:font-name="Arial" fo:font-size="16.1000003814697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fo:color="#993300" style:font-name="Arial" style:font-size-asian="12pt" style:font-size-complex="12pt"/>
    </style:style>
    <style:style style:name="P16" style:family="paragraph" style:parent-style-name="Text_20_body">
      <style:text-properties style:font-name="Arial" fo:font-size="10pt" style:font-size-asian="10pt" style:font-size-complex="10pt"/>
    </style:style>
    <style:style style:name="P17" style:family="paragraph" style:parent-style-name="Text_20_body">
      <style:paragraph-properties fo:margin-left="1.249cm" fo:margin-right="0cm" fo:text-indent="0cm" style:auto-text-indent="false"/>
      <style:text-properties style:font-name="Arial" fo:font-size="12pt" style:font-size-asian="12pt" style:font-size-complex="12pt"/>
    </style:style>
    <style:style style:name="P18" style:family="paragraph" style:parent-style-name="Text_20_body">
      <style:paragraph-properties fo:margin-left="1.249cm" fo:margin-right="0cm" fo:text-indent="0cm" style:auto-text-indent="false"/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1.249cm" fo:margin-right="0cm" fo:text-indent="0cm" style:auto-text-indent="false"/>
      <style:text-properties fo:color="#000000" style:font-name="Arial" fo:font-size="12pt" fo:background-color="transparent" style:font-size-asian="12pt" style:font-size-complex="12pt"/>
    </style:style>
    <style:style style:name="P21" style:family="paragraph" style:parent-style-name="Standard">
      <style:paragraph-properties fo:margin-left="1.249cm" fo:margin-right="0cm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2" style:family="paragraph" style:parent-style-name="Contents_20_1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</style:style>
    <style:style style:name="P23" style:family="paragraph" style:parent-style-name="Contents_20_2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</style:style>
    <style:style style:name="P24" style:family="paragraph" style:parent-style-name="Standard" style:master-page-name="Standard">
      <style:paragraph-properties fo:margin-left="0cm" fo:margin-right="0cm" fo:margin-top="0cm" fo:margin-bottom="0cm" fo:text-align="center" style:justify-single-word="false" fo:text-indent="0cm" style:auto-text-indent="false" style:page-number="auto"/>
      <style:text-properties fo:color="#000000" style:font-name="Monospace" fo:font-size="12pt" fo:font-weight="bold" style:font-size-asian="12pt" style:language-asian="zxx" style:country-asian="none" style:font-weight-asian="bold" style:font-size-complex="12pt" style:font-weight-complex="bold"/>
    </style:style>
    <style:style style:name="P25" style:family="paragraph" style:parent-style-name="Text_20_body" style:list-style-name="L1">
      <style:text-properties style:font-name="Arial" fo:font-size="12pt" style:font-size-asian="12pt" style:font-size-complex="12pt"/>
    </style:style>
    <style:style style:name="P26" style:family="paragraph" style:parent-style-name="Heading_20_1">
      <style:text-properties style:font-name="Arial" fo:font-size="16.1000003814697pt" style:font-size-asian="16.1000003814697pt" style:font-size-complex="16.1000003814697pt"/>
    </style:style>
    <style:style style:name="P27" style:family="paragraph" style:parent-style-name="Heading_20_1">
      <style:paragraph-properties fo:margin-left="0cm" fo:margin-right="0cm" fo:text-indent="0cm" style:auto-text-indent="false"/>
    </style:style>
    <style:style style:name="P28" style:family="paragraph" style:parent-style-name="Heading_20_1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6.1000003814697pt" fo:letter-spacing="normal" fo:font-style="normal" fo:font-weight="bold" style:font-size-asian="12pt" style:font-weight-asian="bold" style:font-size-complex="12pt" style:font-weight-complex="bold"/>
    </style:style>
    <style:style style:name="P29" style:family="paragraph" style:parent-style-name="Heading_20_2">
      <style:text-properties fo:font-size="14pt" style:font-size-asian="14pt" style:font-size-complex="14pt"/>
    </style:style>
    <style:style style:name="P30" style:family="paragraph"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fo:font-variant="normal" fo:text-transform="none" style:use-window-font-color="true" style:font-name="Arial" fo:font-size="16.1000003814697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font-style="normal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Line_20_with_20_Fine_20_Dots" svg:stroke-color="#ffffff" draw:marker-end="Linienend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3"/>()__() <text:s text:c="3"/>/// <text:s text:c="3"/></text:p>
      <text:p text:style-name="P6"><text:s text:c="2"/>= '.')= <text:s/>('v') <text:s/></text:p>
      <text:p text:style-name="P6"><text:s text:c="3"/>(")(") <text:s text:c="2"/>/___\ <text:s text:c="2"/></text:p>
      <text:p text:style-name="P6"><text:s text:c="13"/>" " <text:s text:c="2"/></text:p>
      <text:p text:style-name="P6"/>
      <text:p text:style-name="P7">Tamagotchi Salzmord</text:p>
      <text:p text:style-name="P8">Benutzerhandbuch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Inhaltsverzeichnis</text:p>
      <text:p text:style-name="P2"/>
      <text:table-of-content text:style-name="Sect1" text:name="Inhaltsverzeichni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54cm" style:leader-char=" " style:with-tab="false"/>
            <text:index-entry-tab-stop style:type="left" style:position="15.984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Überschrift_20_1_20_ohne"/>
          </text:index-source-styles>
        </text:table-of-content-source>
        <text:index-body>
          <text:p text:style-name="P22"><text:a xlink:type="simple" xlink:href="#__RefHeading__2180_922764534"><text:span text:style-name="T6">1. Willkommen<text:tab/>2</text:span></text:a></text:p>
          <text:p text:style-name="P22"><text:a xlink:type="simple" xlink:href="#__RefHeading__2182_922764534"><text:span text:style-name="T6">2. Technische Voraussetzungen<text:tab/>2</text:span></text:a></text:p>
          <text:p text:style-name="P23"><text:a xlink:type="simple" xlink:href="#__RefHeading__247_871149700"><text:span text:style-name="T6">2.1 Tamagotchi ausführen<text:tab/>2</text:span></text:a></text:p>
          <text:p text:style-name="P22"><text:a xlink:type="simple" xlink:href="#__RefHeading__249_871149700"><text:span text:style-name="T6">3. Bedienübersicht<text:tab/>3</text:span></text:a></text:p>
          <text:p text:style-name="P22"><text:a xlink:type="simple" xlink:href="#__RefHeading__2726_369107385"><text:span text:style-name="T6">4. Charaktere<text:tab/>4</text:span></text:a></text:p>
        </text:index-body>
      </text:table-of-content>
      <text:h text:style-name="P26" text:outline-level="1" text:is-list-header="true"/>
      <text:p text:style-name="P3"/>
      <text:p text:style-name="P3"/>
      <text:p text:style-name="P3"/>
      <text:p text:style-name="P3"/>
      <text:h text:style-name="Heading_20_1" text:outline-level="1"><text:bookmark text:name="__RefHeading__2180_922764534"/>Willkommen<text:line-break/><text:bookmark-end text:name="__RefHeading__2180_922764534"/></text:h>
      <text:p text:style-name="P17">Vielen Dank, dass Sie sich für Tamagotchi entschieden haben.<text:line-break/><text:span text:style-name="T5">Tamagotchi ist ein virtuelles Haustier, was gefüttert und gepflegt werden muss.</text:span></text:p>
      <text:p text:style-name="P18">Viel Spaß.</text:p>
      <text:p text:style-name="P18"/>
      <text:h text:style-name="Heading_20_1" text:outline-level="1"><text:bookmark text:name="__RefHeading__2182_922764534"/>Technische Voraussetzungen<text:line-break/><text:bookmark-end text:name="__RefHeading__2182_922764534"/></text:h>
      <text:p text:style-name="P17">Betriebssysteme.........: Windows, Linux 2.6</text:p>
      <text:p text:style-name="P17">Systemanforderungen: Keine besonderen Angaben</text:p>
      <text:p text:style-name="P17"/>
      <text:h text:style-name="P29" text:outline-level="2"><text:bookmark text:name="__RefHeading__247_871149700"/>Tamagotchi ausführen<text:line-break/><text:bookmark-end text:name="__RefHeading__247_871149700"/></text:h>
      <text:list xml:id="list915492665" text:style-name="L1">
        <text:list-item>
          <text:p text:style-name="P25">Klicke in Windows auf die Datei „tamagotchi.exe“ um das Spiel zu starten</text:p>
        </text:list-item>
        <text:list-item>
          <text:p text:style-name="P25">Kicke in Linux auf die Datei „run.sh“, um das Spiel zu starten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7" text:outline-level="1"><text:bookmark text:name="__RefHeading__249_871149700"/><text:soft-page-break/><text:span text:style-name="T2">Bedienübersicht</text:span><text:span text:style-name="T2"><text:line-break/></text:span><text:bookmark-end text:name="__RefHeading__249_871149700"/></text:h>
      <text:p text:style-name="P19">„Übersicht“</text:p>
      <text:p text:style-name="P20"><text:span text:style-name="T3">Drücke 0, um die Liste aller Aktionen, die du mit deinem Tama anstellen kannst, anzusehen.<text:line-break/><text:line-break/></text:span><text:span text:style-name="T4">„Versalzen“</text:span></text:p>
      <text:p text:style-name="P20">Drücke 1, um du deinem Tama Salz zu geben.<text:line-break/>Vorsicht: Eine Überdosis kann dein Tamagotchi töten!<text:line-break/><text:line-break/><text:span text:style-name="T3">„Füttern“</text:span></text:p>
      <text:p text:style-name="P19">Drücke 2, um deinem Tama zu füttern, wenn es Hunger hat.<text:line-break/><text:line-break/>„Trainieren“</text:p>
      <text:p text:style-name="P19">Drücke 3, um deinem Tama überflüssige Pfunde weg zu trainieren und Lebenspunkte aufzufüllen.<text:line-break/><text:line-break/>„Pflegen“</text:p>
      <text:p text:style-name="P19">Drücke 4, um dein Tama wieder glücklich und gesund zu machen. <text:line-break/><text:line-break/>„Ansehen“</text:p>
      <text:p text:style-name="P21">Drücke 5, um nach zuschauen, was deinem Tama fehlt, ob du es füttern musst, wie viel es wiegt und wie viele Punkte du hast.<text:line-break/><text:line-break/>„Auswählen“</text:p>
      <text:p text:style-name="P20"><text:span text:style-name="T3">Drücke 6, um </text:span>ein anderes Tama auszuwählen. Du musst dafür genügend Lebenspunkte erreicht haben. Bei Verlust der Lebenspunkte, geht das jeweilige Tama verloren und du musst erneut Lebenspunkte sammeln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h text:style-name="P28" text:outline-level="1"><text:bookmark text:name="__RefHeading__2726_369107385"/><text:soft-page-break/>Charaktere<text:line-break/><text:bookmark-end text:name="__RefHeading__2726_369107385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2">Charaktere</text:p>
          </table:table-cell>
          <table:covered-table-cell/>
        </table:table-row>
        <table:table-row>
          <table:table-cell table:style-name="Tabelle2.A2" office:value-type="string">
            <text:p text:style-name="P11">()__() <text:line-break/>= '.')= <text:line-break/>(")(")</text:p>
          </table:table-cell>
          <table:table-cell table:style-name="Tabelle2.B2" office:value-type="string">
            <text:p text:style-name="P11">1-8 LP</text:p>
          </table:table-cell>
        </table:table-row>
        <table:table-row>
          <table:table-cell table:style-name="Tabelle2.A2" office:value-type="string">
            <text:p text:style-name="P11"><text:s text:c="2"/>/// <text:line-break/>&lt;(' )__ <text:line-break/>( ._&gt; / <text:line-break/> `---'<text:tab/></text:p>
          </table:table-cell>
          <table:table-cell table:style-name="Tabelle2.B2" office:value-type="string">
            <text:p text:style-name="P11">8-12 LP</text:p>
          </table:table-cell>
        </table:table-row>
        <table:table-row>
          <table:table-cell table:style-name="Tabelle2.A2" office:value-type="string">
            <text:p text:style-name="P11"><text:s/>__ <text:line-break/>(_'\.-. <text:line-break/> <text:s/>\____\<text:line-break/> <text:s text:c="3"/>u u</text:p>
          </table:table-cell>
          <table:table-cell table:style-name="Tabelle2.B2" office:value-type="string">
            <text:p text:style-name="P11">12-15 LP</text:p>
          </table:table-cell>
        </table:table-row>
      </table:table>
      <text:p text:style-name="P15"/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">Tamagotchi</text:p>
          </table:table-cell>
          <table:table-cell table:style-name="Tabelle1.A1" office:value-type="string">
            <text:p text:style-name="Table_20_Contents">Status</text:p>
          </table:table-cell>
          <table:table-cell table:style-name="Tabelle1.A1" office:value-type="string">
            <text:p text:style-name="Table_20_Contents">Ursachen</text:p>
          </table:table-cell>
          <table:table-cell table:style-name="Tabelle1.D1" office:value-type="string">
            <text:p text:style-name="Table_20_Contents">Aktion</text:p>
          </table:table-cell>
        </table:table-row>
        <table:table-row table:style-name="Tabelle1.2">
          <table:table-cell table:style-name="Tabelle1.A2" office:value-type="string">
            <text:p text:style-name="P4">()__() <text:line-break/>= -.-)= <text:line-break/>(")(")</text:p>
          </table:table-cell>
          <table:table-cell table:style-name="Tabelle1.A2" office:value-type="string">
            <text:p text:style-name="Table_20_Contents">müde</text:p>
          </table:table-cell>
          <table:table-cell table:style-name="Tabelle1.A2" office:value-type="string">
            <text:p text:style-name="Table_20_Contents">Unter 100g Gewicht und 50% Zufriedenheit</text:p>
          </table:table-cell>
          <table:table-cell table:style-name="Tabelle1.D2" office:value-type="string">
            <text:p text:style-name="Table_20_Contents">Füttern, pflegen</text:p>
          </table:table-cell>
        </table:table-row>
        <table:table-row>
          <table:table-cell table:style-name="Tabelle1.A2" office:value-type="string">
            <text:p text:style-name="P11">()__() <text:line-break/>= ';')= <text:line-break/>(")(")</text:p>
          </table:table-cell>
          <table:table-cell table:style-name="Tabelle1.A2" office:value-type="string">
            <text:p text:style-name="Table_20_Contents">hungrig</text:p>
          </table:table-cell>
          <table:table-cell table:style-name="Tabelle1.A2" office:value-type="string">
            <text:p text:style-name="Table_20_Contents">Über 75% Hunger</text:p>
          </table:table-cell>
          <table:table-cell table:style-name="Tabelle1.D2" office:value-type="string">
            <text:p text:style-name="Table_20_Contents">Füttern</text:p>
          </table:table-cell>
        </table:table-row>
        <table:table-row>
          <table:table-cell table:style-name="Tabelle1.A2" office:value-type="string">
            <text:p text:style-name="P11">()__() <text:line-break/>= 0.0)= <text:line-break/>(")(")</text:p>
          </table:table-cell>
          <table:table-cell table:style-name="Tabelle1.A2" office:value-type="string">
            <text:p text:style-name="Table_20_Contents">satt</text:p>
          </table:table-cell>
          <table:table-cell table:style-name="Tabelle1.A2" office:value-type="string">
            <text:p text:style-name="Table_20_Contents">Ab 100g Gewicht und 25% Zufriedenheit</text:p>
          </table:table-cell>
          <table:table-cell table:style-name="Tabelle1.D2" office:value-type="string">
            <text:p text:style-name="Table_20_Contents">Über 150g besteht die Möglichkeit, überschüssige Pfunde abzutrainieren</text:p>
          </table:table-cell>
        </table:table-row>
        <table:table-row>
          <table:table-cell table:style-name="Tabelle1.A2" office:value-type="string">
            <text:p text:style-name="P11">()__() <text:line-break/>= ^.^)= <text:line-break/>(")(")</text:p>
          </table:table-cell>
          <table:table-cell table:style-name="Tabelle1.A2" office:value-type="string">
            <text:p text:style-name="Table_20_Contents">zufrieden</text:p>
          </table:table-cell>
          <table:table-cell table:style-name="Tabelle1.A2" office:value-type="string">
            <text:p text:style-name="Table_20_Contents">Über 50% Zufriedenheit und zu 100% satt</text:p>
          </table:table-cell>
          <table:table-cell table:style-name="Tabelle1.D2" office:value-type="string">
            <text:p text:style-name="Table_20_Contents">Keine, solange bis Hungergefühl oder Unzufriedenheit ansteigen</text:p>
          </table:table-cell>
        </table:table-row>
        <table:table-row>
          <table:table-cell table:style-name="Tabelle1.A2" office:value-type="string">
            <text:p text:style-name="P11">()__() <text:line-break/>= ;.;)= <text:line-break/>(")(")</text:p>
          </table:table-cell>
          <table:table-cell table:style-name="Tabelle1.A2" office:value-type="string">
            <text:p text:style-name="Table_20_Contents">traurig</text:p>
          </table:table-cell>
          <table:table-cell table:style-name="Tabelle1.A2" office:value-type="string">
            <text:p text:style-name="Table_20_Contents">Bei weniger als 15% Zufriedenheit</text:p>
          </table:table-cell>
          <table:table-cell table:style-name="Tabelle1.D2" office:value-type="string">
            <text:p text:style-name="Table_20_Contents">Tamagotchi je nach Zustand füttern, pflegen, oder trainieren</text:p>
          </table:table-cell>
        </table:table-row>
        <table:table-row table:style-name="Tabelle1.7">
          <table:table-cell table:style-name="Tabelle1.A2" office:value-type="string">
            <text:p text:style-name="P11">()__() <text:line-break/>= &gt;.&lt;)= <text:line-break/>(")(")</text:p>
          </table:table-cell>
          <table:table-cell table:style-name="Tabelle1.A2" office:value-type="string">
            <text:p text:style-name="Table_20_Contents">krank</text:p>
          </table:table-cell>
          <table:table-cell table:style-name="Tabelle1.A2" office:value-type="string">
            <text:p text:style-name="Table_20_Contents">Bei weniger als 10% Zufriedenheit</text:p>
          </table:table-cell>
          <table:table-cell table:style-name="Tabelle1.D2" office:value-type="string">
            <text:p text:style-name="Table_20_Contents">Tamagotchi dringend gesund pflegen</text:p>
          </table:table-cell>
        </table:table-row>
        <table:table-row table:style-name="Tabelle1.8">
          <table:table-cell table:style-name="Tabelle1.A2" office:value-type="string">
            <text:p text:style-name="P11">()__() <text:line-break/>= x.x)= <text:line-break/>(")(")</text:p>
          </table:table-cell>
          <table:table-cell table:style-name="Tabelle1.A2" office:value-type="string">
            <text:p text:style-name="Table_20_Contents">tot</text:p>
          </table:table-cell>
          <table:table-cell table:style-name="Tabelle1.A2" office:value-type="string">
            <text:p text:style-name="Table_20_Contents">Verhungert, krank, Untergewicht, oder an Überdosis Salz gestorben</text:p>
          </table:table-cell>
          <table:table-cell table:style-name="Tabelle1.D2" office:value-type="string">
            <text:p text:style-name="Table_20_Contents">Tamagotchi kann nach Neustart wiederbelebt werden</text:p>
          </table:table-cell>
        </table:table-row>
      </table:table>
      <text:p text:style-name="P5"><draw:line text:anchor-type="paragraph" draw:z-index="0" draw:style-name="gr1" draw:text-style-name="P30" svg:x1="4.463cm" svg:y1="4.432cm" svg:x2="6.394cm" svg:y2="2.425cm"><text:p/></draw:line><text:line-break/>© 2012 Nico And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Linienende_20_1" draw:display-name="Linienende 1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88cm" fo:orphans="2" fo:widows="2" style:writing-mode="lr-tb"/>
      <style:text-properties style:use-window-font-color="true" style:font-name="Tahoma" fo:font-size="10pt" fo:language="de" fo:country="DE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.847cm" fo:line-height="0.847cm"/>
      <style:text-properties fo:color="#737373" fo:font-size="20pt" fo:font-weight="bold" style:letter-kerning="true" style:font-size-asian="20pt" style:font-weight-asian="bold" style:font-name-complex="Arial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hne_20_Titel" style:display-name="ohne Titel" style:family="paragraph" style:parent-style-name="Title">
      <style:paragraph-properties fo:margin-left="0cm" fo:margin-right="0cm" fo:margin-top="0cm" fo:margin-bottom="0cm" fo:text-align="center" style:justify-single-word="false" fo:text-indent="0cm" style:auto-text-indent="false"/>
      <style:text-properties style:use-window-font-color="true" style:font-name="Arial1" fo:font-size="16.1000003814697pt" style:font-size-asian="16.1000003814697pt" style:font-size-complex="16.1000003814697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llustration" style:family="paragraph" style:parent-style-name="Caption" style:class="extra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6z0" style:family="text">
      <style:text-properties style:font-name="Tahoma" style:font-name-asian="Times New Roman" style:font-name-complex="Tahoma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 fo:font-size="12pt" style:font-size-asian="12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Tahoma" style:font-name-asian="Times New Roman" style:font-name-complex="Tahoma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5z0" style:family="text">
      <style:text-properties style:font-name="Tahoma" style:font-name-asian="Times New Roman" style:font-name-complex="Tahoma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ahoma" style:font-name-asian="Times New Roman" style:font-name-complex="Tahoma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Absatz-Standardschriftart" style:family="text"/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 style:parent-style-name="Absatz-Standardschriftart">
      <style:text-properties style:font-name="Tahoma" fo:font-size="9pt" fo:language="de" fo:country="DE" style:font-size-asian="9pt" style:font-size-complex="9pt" style:language-complex="ar" style:country-complex="SA"/>
    </style:style>
    <style:style style:name="AusfTabelle_20_Zchn" style:display-name="AusfTabelle Zchn" style:family="text" style:parent-style-name="Tabelle_20_Zchn">
      <style:text-properties fo:color="#000080" fo:font-style="italic" style:font-style-asian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rial_20_Zchn" style:display-name="Arial Zchn" style:family="text" style:parent-style-name="Absatz-Standardschriftart">
      <style:text-properties style:font-name="Tahoma" fo:language="de" fo:country="DE" style:font-size-complex="12pt" style:language-complex="ar" style:country-complex="SA"/>
    </style:style>
    <style:style style:name="Page_20_Number" style:display-name="Page Number" style:family="text" style:parent-style-name="Absatz-Standardschriftar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16.933cm" style:type="right"/>
        </style:tab-stops>
      </style:paragraph-properties>
      <style:text-properties style:text-position="0% 100%"/>
    </style:style>
    <style:style style:name="MT1" style:family="text">
      <style:text-properties style:font-name="Arial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Konvert_20_1" style:display-name="Konvert 1" style:page-layout-name="Mpm2">
      <style:footer>
        <text:p text:style-name="MP1"><text:span text:style-name="Page_20_Number"><text:span text:style-name="MT1"><text:page-number text:select-page="current"/></text:span></text:span><text:span text:style-name="Page_20_Number"><text:span text:style-name="MT1"> von </text:span></text:span><text:span text:style-name="Page_20_Number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orlage Lastenheft</dc:title>
    <dc:subject>Vorlage Lastenheft</dc:subject>
    <meta:keyword>Lastenheft</meta:keyword>
    <dc:description>Vorlage von http://www.markus-baersch.de</dc:description>
    <meta:creation-date>2011-11-05T09:57:41</meta:creation-date>
    <meta:editing-cycles>1367</meta:editing-cycles>
    <meta:generator>OpenOffice.org/3.2$Unix OpenOffice.org_project/320m12$Build-9483</meta:generator>
    <meta:editing-duration>PT42H18M50S</meta:editing-duration>
    <meta:initial-creator>Nico Anders</meta:initial-creator>
    <dc:date>2012-04-18T01:10:25</dc:date>
    <dc:creator>Nico Anders</dc:creator>
    <meta:document-statistic meta:table-count="2" meta:image-count="0" meta:object-count="0" meta:page-count="4" meta:paragraph-count="72" meta:word-count="378" meta:character-count="2445"/>
    <meta:user-defined meta:name="Info 1"/>
    <meta:user-defined meta:name="Info 2"/>
    <meta:user-defined meta:name="Info 3"/>
    <meta:user-defined meta:name="Info 4"/>
  </office:meta>
</office:document-meta>
</file>